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Model name</text:p>
          </table:table-cell>
          <table:table-cell table:style-name="Default" office:value-type="string" calcext:value-type="string">
            <text:p>learning rate</text:p>
          </table:table-cell>
          <table:table-cell office:value-type="string" calcext:value-type="string">
            <text:p>hidden size</text:p>
          </table:table-cell>
          <table:table-cell office:value-type="string" calcext:value-type="string">
            <text:p>who trains</text:p>
          </table:table-cell>
          <table:table-cell office:value-type="string" calcext:value-type="string">
            <text:p>Final error</text:p>
          </table:table-cell>
          <table:table-cell table:style-name="Default"/>
        </table:table-row>
        <table:table-row table:style-name="ro1">
          <table:table-cell office:value-type="string" calcext:value-type="string">
            <text:p>model1</text:p>
          </table:table-cell>
          <table:table-cell office:value-type="float" office:value="0.01" calcext:value-type="float">
            <text:p>1.00E-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ana</text:p>
          </table:table-cell>
          <table:table-cell/>
          <table:table-cell table:formula="of:=CONCATENATE( &quot;python3 NLP_training.py &quot;; [.C2]; &quot; &quot;; [.B2]; &quot; &quot;; 25; &quot; &quot;; [.A2])" office:value-type="string" office:string-value="python3 NLP_training.py 50 0.01 25 model1" calcext:value-type="string">
            <text:p>python3 NLP_training.py 50 0.01 25 model1</text:p>
          </table:table-cell>
        </table:table-row>
        <table:table-row table:style-name="ro1">
          <table:table-cell office:value-type="string" calcext:value-type="string">
            <text:p>model2</text:p>
          </table:table-cell>
          <table:table-cell office:value-type="float" office:value="0.001" calcext:value-type="float">
            <text:p>1.00E-0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ence</text:p>
          </table:table-cell>
          <table:table-cell/>
          <table:table-cell table:formula="of:=CONCATENATE( &quot;python3 NLP_training.py &quot;; [.C3]; &quot; &quot;; [.B3]; &quot; &quot;; 25; &quot; &quot;; [.A3])" office:value-type="string" office:string-value="python3 NLP_training.py 50 0.001 25 model2" calcext:value-type="string">
            <text:p>python3 NLP_training.py 50 0.001 25 model2</text:p>
          </table:table-cell>
        </table:table-row>
        <table:table-row table:style-name="ro1">
          <table:table-cell office:value-type="string" calcext:value-type="string">
            <text:p>model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ana</text:p>
          </table:table-cell>
          <table:table-cell/>
          <table:table-cell table:formula="of:=CONCATENATE( &quot;python3 NLP_training.py &quot;; [.C4]; &quot; &quot;; [.B4]; &quot; &quot;; 25; &quot; &quot;; [.A4])" office:value-type="string" office:string-value="python3 NLP_training.py 50 0.0001 25 model3" calcext:value-type="string">
            <text:p>python3 NLP_training.py 50 0.0001 25 model3</text:p>
          </table:table-cell>
        </table:table-row>
        <table:table-row table:style-name="ro1">
          <table:table-cell office:value-type="string" calcext:value-type="string">
            <text:p>model4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ence</text:p>
          </table:table-cell>
          <table:table-cell/>
          <table:table-cell table:formula="of:=CONCATENATE( &quot;python3 NLP_training.py &quot;; [.C5]; &quot; &quot;; [.B5]; &quot; &quot;; 25; &quot; &quot;; [.A5])" office:value-type="string" office:string-value="python3 NLP_training.py 50 0.00001 25 model4" calcext:value-type="string">
            <text:p>python3 NLP_training.py 50 0.00001 25 model4</text:p>
          </table:table-cell>
        </table:table-row>
        <table:table-row table:style-name="ro1">
          <table:table-cell office:value-type="string" calcext:value-type="string">
            <text:p>model5</text:p>
          </table:table-cell>
          <table:table-cell office:value-type="float" office:value="0.01" calcext:value-type="float">
            <text:p>1.00E-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na</text:p>
          </table:table-cell>
          <table:table-cell/>
          <table:table-cell table:formula="of:=CONCATENATE( &quot;python3 NLP_training.py &quot;; [.C6]; &quot; &quot;; [.B6]; &quot; &quot;; 25; &quot; &quot;; [.A6])" office:value-type="string" office:string-value="python3 NLP_training.py 100 0.01 25 model5" calcext:value-type="string">
            <text:p>python3 NLP_training.py 100 0.01 25 model5</text:p>
          </table:table-cell>
        </table:table-row>
        <table:table-row table:style-name="ro1">
          <table:table-cell office:value-type="string" calcext:value-type="string">
            <text:p>model6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ence</text:p>
          </table:table-cell>
          <table:table-cell/>
          <table:table-cell table:formula="of:=CONCATENATE( &quot;python3 NLP_training.py &quot;; [.C7]; &quot; &quot;; [.B7]; &quot; &quot;; 25; &quot; &quot;; [.A7])" office:value-type="string" office:string-value="python3 NLP_training.py 100 0.001 25 model6" calcext:value-type="string">
            <text:p>python3 NLP_training.py 100 0.001 25 model6</text:p>
          </table:table-cell>
        </table:table-row>
        <table:table-row table:style-name="ro1">
          <table:table-cell office:value-type="string" calcext:value-type="string">
            <text:p>model7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na</text:p>
          </table:table-cell>
          <table:table-cell/>
          <table:table-cell table:formula="of:=CONCATENATE( &quot;python3 NLP_training.py &quot;; [.C8]; &quot; &quot;; [.B8]; &quot; &quot;; 25; &quot; &quot;; [.A8])" office:value-type="string" office:string-value="python3 NLP_training.py 100 0.0001 25 model7" calcext:value-type="string">
            <text:p>python3 NLP_training.py 100 0.0001 25 model7</text:p>
          </table:table-cell>
        </table:table-row>
        <table:table-row table:style-name="ro1">
          <table:table-cell office:value-type="string" calcext:value-type="string">
            <text:p>model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tru</text:p>
          </table:table-cell>
          <table:table-cell/>
          <table:table-cell table:formula="of:=CONCATENATE( &quot;python3 NLP_training.py &quot;; [.C9]; &quot; &quot;; [.B9]; &quot; &quot;; 25; &quot; &quot;; [.A9])" office:value-type="string" office:string-value="python3 NLP_training.py 100 0.00001 25 model8" calcext:value-type="string">
            <text:p>python3 NLP_training.py 100 0.00001 25 model8</text:p>
          </table:table-cell>
        </table:table-row>
        <table:table-row table:style-name="ro1">
          <table:table-cell office:value-type="string" calcext:value-type="string">
            <text:p>model9</text:p>
          </table:table-cell>
          <table:table-cell office:value-type="float" office:value="0.01" calcext:value-type="float">
            <text:p>1.00E-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Jana</text:p>
          </table:table-cell>
          <table:table-cell/>
          <table:table-cell table:formula="of:=CONCATENATE( &quot;python3 NLP_training.py &quot;; [.C10]; &quot; &quot;; [.B10]; &quot; &quot;; 25; &quot; &quot;; [.A10])" office:value-type="string" office:string-value="python3 NLP_training.py 200 0.01 25 model9" calcext:value-type="string">
            <text:p>python3 NLP_training.py 200 0.01 25 model9</text:p>
          </table:table-cell>
        </table:table-row>
        <table:table-row table:style-name="ro1">
          <table:table-cell office:value-type="string" calcext:value-type="string">
            <text:p>model10</text:p>
          </table:table-cell>
          <table:table-cell office:value-type="float" office:value="0.001" calcext:value-type="float">
            <text:p>1.00E-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etru</text:p>
          </table:table-cell>
          <table:table-cell/>
          <table:table-cell table:formula="of:=CONCATENATE( &quot;python3 NLP_training.py &quot;; [.C11]; &quot; &quot;; [.B11]; &quot; &quot;; 25; &quot; &quot;; [.A11])" office:value-type="string" office:string-value="python3 NLP_training.py 200 0.001 25 model10" calcext:value-type="string">
            <text:p>python3 NLP_training.py 200 0.001 25 model10</text:p>
          </table:table-cell>
        </table:table-row>
        <table:table-row table:style-name="ro1">
          <table:table-cell office:value-type="string" calcext:value-type="string">
            <text:p>model11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Jana</text:p>
          </table:table-cell>
          <table:table-cell/>
          <table:table-cell table:formula="of:=CONCATENATE( &quot;python3 NLP_training.py &quot;; [.C12]; &quot; &quot;; [.B12]; &quot; &quot;; 25; &quot; &quot;; [.A12])" office:value-type="string" office:string-value="python3 NLP_training.py 200 0.0001 25 model11" calcext:value-type="string">
            <text:p>python3 NLP_training.py 200 0.0001 25 model11</text:p>
          </table:table-cell>
        </table:table-row>
        <table:table-row table:style-name="ro1">
          <table:table-cell office:value-type="string" calcext:value-type="string">
            <text:p>model1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etru</text:p>
          </table:table-cell>
          <table:table-cell/>
          <table:table-cell table:formula="of:=CONCATENATE( &quot;python3 NLP_training.py &quot;; [.C13]; &quot; &quot;; [.B13]; &quot; &quot;; 25; &quot; &quot;; [.A13])" office:value-type="string" office:string-value="python3 NLP_training.py 200 0.00001 25 model12" calcext:value-type="string">
            <text:p>python3 NLP_training.py 200 0.00001 25 model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19:40:59.976429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9:36:36.464187616</meta:creation-date>
    <dc:date>2017-12-13T20:05:20.871692009</dc:date>
    <meta:editing-duration>PT6M15S</meta:editing-duration>
    <meta:editing-cycles>2</meta:editing-cycles>
    <meta:generator>LibreOffice/5.1.6.2$Linux_X86_64 LibreOffice_project/10m0$Build-2</meta:generator>
    <meta:document-statistic meta:table-count="1" meta:cell-count="65" meta:object-count="0"/>
  </office:meta>
</office:document-meta>
</file>